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="Arrowheads_20_1" draw:marker-end-width="0.327cm" draw:fill="none" draw:textarea-vertical-align="middle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opacity="60%" draw:fill="none" draw:textarea-horizontal-align="justify" draw:textarea-vertical-align="middle" draw:auto-grow-height="false" fo:min-height="2.586cm" fo:min-width="2.33cm"/>
      <style:paragraph-properties style:writing-mode="lr-tb"/>
    </style:style>
    <style:style style:name="gr3" style:family="graphic" style:parent-style-name="standard">
      <style:graphic-properties svg:stroke-width="0.018cm" draw:marker-start-width="0.227cm" draw:marker-end-width="0.227cm" svg:stroke-opacity="60%" draw:fill="none" draw:textarea-horizontal-align="justify" draw:textarea-vertical-align="middle" draw:auto-grow-height="false" fo:min-height="2.586cm" fo:min-width="2.33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75cm" fo:min-width="3.5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18cm" draw:marker-start-width="0.227cm" draw:marker-end="Arrowheads_20_2" draw:marker-end-width="0.327cm" svg:stroke-linecap="round" draw:fill="none" draw:textarea-vertical-align="middle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opacity="60%" draw:fill="none" draw:textarea-horizontal-align="justify" draw:textarea-vertical-align="middle" draw:auto-grow-height="false" fo:min-height="1.164cm" fo:min-width="0.908cm"/>
      <style:paragraph-properties style:writing-mode="lr-tb"/>
    </style:style>
    <style:style style:name="gr7" style:family="graphic" style:parent-style-name="standard">
      <style:graphic-properties svg:stroke-opacity="60%" draw:fill="none" draw:textarea-horizontal-align="justify" draw:textarea-vertical-align="middle" draw:auto-grow-height="false" fo:min-height="1.164cm" fo:min-width="0.914cm"/>
      <style:paragraph-properties style:writing-mode="lr-tb"/>
    </style:style>
    <style:style style:name="gr8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0.716cm" fo:min-width="1.466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0.732cm" fo:min-width="1.482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18cm" draw:marker-start-width="0.227cm" draw:marker-end-width="0.227cm" draw:fill="none" draw:textarea-horizontal-align="justify" draw:textarea-vertical-align="middle" draw:auto-grow-height="false" fo:min-height="0.732cm" fo:min-width="0.882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text-align="start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9" style:family="paragraph"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8.862cm" svg:y1="3.5cm" svg:x2="7.13cm" svg:y2="4.5cm">
          <text:p text:style-name="P1"><text:span text:style-name="T1">NONE</text:span></text:p>
        </draw:line>
        <draw:custom-shape draw:style-name="gr2" draw:text-style-name="P4" draw:layer="layout" svg:width="4cm" svg:height="4.01cm" svg:x="1cm" svg:y="1.9cm">
          <text:p text:style-name="P3"><text:span text:style-name="T1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cm" svg:height="4.01cm" svg:x="5cm" svg:y="0.25cm">
          <text:p text:style-name="P3"><text:span text:style-name="T1">FRO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4cm" svg:height="2cm" draw:transform="rotate (0.523598775598299) translate (3cm 6cm)">
          <text:p text:style-name="P5"><text:span text:style-name="T2">vehicle</text:span></text:p>
          <draw:enhanced-geometry svg:viewBox="0 0 21600 21600" draw:type="rectangle" draw:enhanced-path="M 0 0 L 21600 0 21600 21600 0 21600 0 0 Z N"/>
        </draw:custom-shape>
        <draw:line draw:style-name="gr1" draw:text-style-name="P8" draw:layer="layout" svg:x1="8cm" svg:y1="4.1cm" svg:x2="6cm" svg:y2="4.1cm">
          <text:p text:style-name="P7"><text:span text:style-name="T1">FRONT</text:span></text:p>
        </draw:line>
        <draw:line draw:style-name="gr5" draw:text-style-name="P8" draw:layer="layout" svg:x1="8.995cm" svg:y1="7.725cm" svg:x2="7cm" svg:y2="5.73cm">
          <text:p text:style-name="P7"><text:span text:style-name="T1">RIGHT</text:span></text:p>
        </draw:line>
        <draw:custom-shape draw:style-name="gr6" draw:text-style-name="P4" draw:layer="layout" svg:width="1.99cm" svg:height="2cm" svg:x="3.901cm" svg:y="7.101cm">
          <text:p text:style-name="P3"><text:span text:style-name="T1">REA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4cm" svg:height="4.01cm" svg:x="5.5cm" svg:y="6cm">
          <text:p text:style-name="P3"><text:span text:style-name="T1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4.062cm" svg:y1="4.006cm" svg:x2="5.057cm" svg:y2="5.001cm">
          <text:p text:style-name="P5"><text:span text:style-name="T1">LEFT</text:span></text:p>
        </draw:line>
        <draw:line draw:style-name="gr5" draw:text-style-name="P8" draw:layer="layout" svg:x1="2cm" svg:y1="8cm" svg:x2="3.732cm" svg:y2="7cm">
          <text:p text:style-name="P5"><text:span text:style-name="T1">REAR</text:span></text:p>
        </draw:line>
        <draw:custom-shape draw:style-name="gr7" draw:text-style-name="P4" draw:layer="layout" svg:width="2cm" svg:height="2cm" svg:x="7cm" svg:y="3.001cm">
          <text:p text:style-name="P3"><text:span text:style-name="T1">N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2cm" svg:height="1cm" svg:x="2.5cm" svg:y="4cm">
          <text:p text:style-name="P5"><text:span text:style-name="T1">NON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cm" svg:height="1cm" draw:transform="rotate (-3.14159265358979) translate (9.4cm 6cm)">
          <text:p text:style-name="P5"><text:span text:style-name="T1">FRO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cm" draw:transform="rotate (2.35619449019234) translate (6.464cm 8.721cm)">
          <text:p text:style-name="P5">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cm" svg:height="1cm" draw:transform="rotate (-1.0471975511966) translate (2.965cm 3.75cm)">
          <text:p text:style-name="P9"><text:span text:style-name="T1">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4cm" svg:height="1cm" draw:transform="rotate (0.785398163397448) translate (3.2cm 8.509cm)">
          <text:p text:style-name="P5"><text:span text:style-name="T1">REA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10-06T18:27:39.100525984</meta:creation-date>
    <dc:date>2024-10-10T18:07:01.994102610</dc:date>
    <dc:creator>Aurel Wisse</dc:creator>
    <meta:editing-duration>P1DT6M46S</meta:editing-duration>
    <meta:editing-cycles>16</meta:editing-cycles>
    <meta:generator>LibreOffice/7.3.7.2$Linux_X86_64 LibreOffice_project/30$Build-2</meta:generator>
    <meta:document-statistic meta:object-count="16"/>
  </office:meta>
</office:document-meta>
</file>